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dc2300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0.7cm" svg:x="5.4cm" svg:y="3.8cm">
          <text:p text:style-name="P1"><text:span text:style-name="T1">Antw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7cm" svg:x="7.2cm" svg:y="3.8cm">
          <text:p text:style-name="P1"><text:span text:style-name="T1">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8cm" svg:x="7.2cm" svg:y="3cm">
          <text:p text:style-name="P1"><text:span text:style-name="T1">ZSK</text:span><text:span text:style-name="T2">priv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1.5cm" svg:height="0.7cm" svg:x="9.1cm" svg:y="3.8cm">
          <text:p text:style-name="P1"><text:span text:style-name="T1">ZSK</text:span><text:span text:style-name="T2">öf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7cm" svg:x="10.6cm" svg:y="3.8cm">
          <text:p text:style-name="P1"><text:span text:style-name="T1">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8cm" svg:x="10.6cm" svg:y="3cm">
          <text:p text:style-name="P1"><text:span text:style-name="T1">KSK</text:span><text:span text:style-name="T2">priv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1.5cm" svg:height="0.7cm" svg:x="12.5cm" svg:y="3.8cm">
          <text:p text:style-name="P1"><text:span text:style-name="T1">KSK</text:span><text:span text:style-name="T2">ö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2cm" svg:x="14.5cm" svg:y="3.4cm">
          <text:p text:style-name="P2"><text:span text:style-name="T3">DS</text:span><text:span text:style-name="T4">=Sign</text:span></text:p>
          <text:p text:style-name="P2"><text:span text:style-name="T4">(KSK</text:span><text:span text:style-name="T5">öff</text:span><text:span text:style-name="T4">:Subdo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8cm" svg:x="15.5cm" svg:y="2.6cm">
          <text:p text:style-name="P1"><text:span text:style-name="T1">ZSK</text:span><text:span text:style-name="T2">priv</text:span></text:p>
          <draw:enhanced-geometry svg:viewBox="0 0 21600 21600" draw:text-areas="0 0 21600 ?f0" draw:mirror-horizontal="false" draw:mirror-vertical="fals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3" draw:layer="layout" svg:width="1cm" svg:height="0.962cm" svg:x="8.4cm" svg:y="3.738cm">
          <draw:text-box>
            <text:p>+</text:p>
          </draw:text-box>
        </draw:frame>
        <draw:frame draw:style-name="gr3" draw:layer="layout" svg:width="1cm" svg:height="0.962cm" svg:x="13.8cm" svg:y="3.7cm">
          <draw:text-box>
            <text:p>+</text:p>
          </draw:text-box>
        </draw:frame>
        <draw:frame draw:style-name="gr3" draw:layer="layout" svg:width="1cm" svg:height="0.962cm" svg:x="11.8cm" svg:y="3.7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12T17:13:39.169769744</meta:creation-date>
    <dc:date>2016-01-12T17:49:18.219434978</dc:date>
    <dc:creator>peter </dc:creator>
    <meta:editing-duration>PT20M17S</meta:editing-duration>
    <meta:editing-cycles>2</meta:editing-cycles>
    <meta:generator>LibreOffice/4.2.8.2$Linux_x86 LibreOffice_project/420m0$Build-2</meta:generator>
    <meta:document-statistic meta:object-count="12"/>
  </office:meta>
</office:document-meta>
</file>